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15cm" fo:min-width="8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draw:textarea-horizontal-align="justify" draw:textarea-vertical-align="middle" draw:auto-grow-height="false" fo:min-height="2.15cm" fo:min-width="2.9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48cm" fo:min-width="1.30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415cm" fo:min-width="0.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5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0.45cm" fo:min-width="0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2.9cm"/>
      <style:paragraph-properties style:writing-mode="lr-tb"/>
    </style:style>
    <style:style style:name="gr23" style:family="graphic" style:parent-style-name="objectwithoutfill">
      <style:graphic-properties draw:marker-end="Arrow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start="Arrow" draw:marker-end="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  <style:paragraph-properties style:writing-mode="lr-tb"/>
    </style:style>
    <style:style style:name="pr1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r2" style:family="presentation" style:parent-style-name="Default-title">
      <style:graphic-properties fo:min-height="1.1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5.017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6.898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5.8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style:text-line-through-style="solid" style:text-line-through-type="single"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Database – part of the System to persist its data</text:span></text:p>
              </text:list-item>
              <text:list-item>
                <text:p text:style-name="P1"><text:span text:style-name="T1">Student – a person that is enrolled in a course of the University</text:span></text:p>
              </text:list-item>
              <text:list-item>
                <text:p text:style-name="P1"><text:span text:style-name="T1">Grade – the grade of an exame</text:span></text:p>
              </text:list-item>
              <text:list-item>
                <text:p text:style-name="P1"><text:span text:style-name="T1">Grade point average (GPA) - derived from the calculation of all grades of student’s exames</text:span></text:p>
              </text:list-item>
              <text:list-item>
                <text:p text:style-name="P1"><text:span text:style-name="T1">Course – The set of related subjects</text:span></text:p>
              </text:list-item>
              <text:list-item>
                <text:p text:style-name="P1"><text:span text:style-name="T1">Subject – one discipline of a course</text:span></text:p>
              </text:list-item>
              <text:list-item>
                <text:p text:style-name="P1"><text:span text:style-name="T1">University – The set of students, teachers, other envolved people and their relationships</text:span></text:p>
              </text:list-item>
              <text:list-item>
                <text:p text:style-name="P1"><text:span text:style-name="T1">Course coordinator – one dedicated person to take care of one course, need to be a teacher of the University</text:span></text:p>
              </text:list-item>
              <text:list-item>
                <text:p text:style-name="P1"><text:span text:style-name="T1">General coordination – the coordinator of corrdinators</text:span></text:p>
              </text:list-item>
              <text:list-item>
                <text:p text:style-name="P1"><text:span text:style-name="T1">User – any person that uses the system</text:span></text:p>
              </text:list-item>
              <text:list-item>
                <text:p text:style-name="P1"><text:span text:style-name="T1">TI administrator – the person that confugures, installs and suports the system</text:span></text:p>
              </text:list-item>
              <text:list-item>
                <text:p text:style-name="P1"><text:span text:style-name="T1">Semester – a period of 6 months. The year is diveided in 2 semesters (from January to June and July to December) </text:span></text:p>
              </text:list-item>
              <text:list-item>
                <text:p text:style-name="P1"><text:span text:style-name="T1">System – The sotware to admistrate the studends, teachers and courses from the point of view of the teaching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- University</text:span></text:p>
          </draw:text-box>
        </draw:frame>
        <draw:custom-shape draw:style-name="gr2" draw:text-style-name="P6" xml:id="id1" draw:id="id1" draw:layer="layout" svg:width="3.4cm" svg:height="1.4cm" svg:x="8.8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4cm" svg:height="1.4cm" svg:x="5.8cm" svg:y="6.8cm">
          <text:p text:style-name="P6">course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4cm" svg:height="1.4cm" svg:x="13.6cm" svg:y="8.8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3.4cm" svg:height="1.4cm" svg:x="12cm" svg:y="2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6" xml:id="id7" draw:id="id7" draw:layer="layout" svg:width="3.4cm" svg:height="1.4cm" svg:x="8.8cm" svg:y="8.8cm">
          <text:p text:style-name="P6">General</text:p>
          <text:p text:style-name="P6">coordinato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1.4cm" svg:x="1cm" svg:y="2.4cm">
          <text:p text:style-name="P6">semest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cm" svg:y1="13cm" svg:x2="22.3cm" svg:y2="14.4cm" draw:start-shape="id1" draw:start-glue-point="2" draw:end-shape="id2" draw:end-glue-point="2" svg:d="M10500 13000v1901h11800v-501" svg:viewBox="0 0 11801 1902">
          <text:p/>
        </draw:connector>
        <draw:connector draw:style-name="gr4" draw:text-style-name="P7" draw:layer="layout" draw:type="line" svg:x1="9.2cm" svg:y1="7.5cm" svg:x2="15.3cm" svg:y2="8.8cm" draw:start-shape="id3" draw:start-glue-point="1" draw:end-shape="id4" draw:end-glue-point="0" svg:d="M9200 7500l6100 1300" svg:viewBox="0 0 6101 1301">
          <text:p/>
        </draw:connector>
        <draw:connector draw:style-name="gr4" draw:text-style-name="P7" draw:layer="layout" svg:x1="12cm" svg:y1="2.7cm" svg:x2="7.5cm" svg:y2="6.8cm" draw:start-shape="id5" draw:start-glue-point="3" draw:end-shape="id3" draw:end-glue-point="0" svg:d="M12000 2700h-4500v4100" svg:viewBox="0 0 4501 4101">
          <text:p/>
        </draw:connector>
        <draw:connector draw:style-name="gr4" draw:text-style-name="P7" draw:layer="layout" draw:type="line" svg:x1="17cm" svg:y1="9.5cm" svg:x2="17.4cm" svg:y2="7.5cm" draw:start-shape="id4" draw:start-glue-point="1" draw:end-shape="id6" draw:end-glue-point="3" svg:d="M17000 9500l400-2000" svg:viewBox="0 0 401 2001">
          <text:p/>
        </draw:connector>
        <draw:connector draw:style-name="gr4" draw:text-style-name="P7" draw:layer="layout" svg:x1="10.5cm" svg:y1="10.2cm" svg:x2="10.5cm" svg:y2="11.6cm" draw:start-shape="id7" draw:end-shape="id1" draw:end-glue-point="0" svg:d="M10500 10200v1400" svg:viewBox="0 0 1 1401">
          <text:p/>
        </draw:connector>
        <draw:connector draw:style-name="gr4" draw:text-style-name="P7" draw:layer="layout" svg:x1="8.8cm" svg:y1="9.5cm" svg:x2="7.5cm" svg:y2="8.2cm" draw:start-shape="id7" draw:start-glue-point="3" draw:end-shape="id3" draw:end-glue-point="2" svg:d="M8800 9500h-1300v-1300" svg:viewBox="0 0 1301 1301">
          <text:p/>
        </draw:connector>
        <draw:connector draw:style-name="gr4" draw:text-style-name="P7" draw:layer="layout" svg:x1="12.2cm" svg:y1="9.5cm" svg:x2="13.6cm" svg:y2="9.5cm" draw:start-shape="id7" draw:start-glue-point="1" draw:end-shape="id4" draw:end-glue-point="3" svg:d="M12200 9500h1400" svg:viewBox="0 0 1401 1">
          <text:p/>
        </draw:connector>
        <draw:connector draw:style-name="gr4" draw:text-style-name="P7" draw:layer="layout" svg:x1="22.3cm" svg:y1="11.2cm" svg:x2="19.1cm" svg:y2="8.2cm" draw:start-shape="id2" draw:start-glue-point="0" draw:end-shape="id6" draw:end-glue-point="2" svg:d="M22300 11200v-1500h-3200v-1500" svg:viewBox="0 0 3201 3001">
          <text:p/>
        </draw:connector>
        <draw:connector draw:style-name="gr4" draw:text-style-name="P7" draw:layer="layout" svg:x1="12.2cm" svg:y1="12.3cm" svg:x2="15.3cm" svg:y2="10.2cm" draw:start-shape="id1" draw:start-glue-point="1" draw:end-shape="id4" draw:end-glue-point="2" svg:d="M12200 12300h3100v-2100" svg:viewBox="0 0 3101 2101">
          <text:p/>
        </draw:connector>
        <draw:connector draw:style-name="gr4" draw:text-style-name="P7" draw:layer="layout" svg:x1="8.8cm" svg:y1="12.3cm" svg:x2="5.8cm" svg:y2="7.5cm" draw:start-shape="id1" draw:start-glue-point="3" draw:end-shape="id3" draw:end-glue-point="3" svg:d="M8800 12300h-3501v-4800h501" svg:viewBox="0 0 3502 4801">
          <text:p/>
        </draw:connector>
        <draw:frame presentation:style-name="pr4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  <text:list-item>
                <text:p text:style-name="P1"><text:span text:style-name="T1">* semester is the time</text:span></text:p>
              </text:list-item>
            </text:list>
          </draw:text-box>
        </draw:frame>
        <draw:connector draw:style-name="gr4" draw:text-style-name="P7" draw:layer="layout" draw:type="lines" svg:x1="13.7cm" svg:y1="3.4cm" svg:x2="12.2cm" svg:y2="12.3cm" draw:start-shape="id5" draw:start-glue-point="2" draw:end-shape="id1" draw:end-glue-point="1" svg:d="M13700 3400v501l-999 8399h-501" svg:viewBox="0 0 1501 8901">
          <text:p/>
        </draw:connector>
        <draw:connector draw:style-name="gr5" draw:text-style-name="P8" draw:layer="layout" draw:type="lines" svg:x1="15.4cm" svg:y1="2.7cm" svg:x2="19.1cm" svg:y2="6.8cm" draw:start-shape="id5" draw:start-glue-point="1" draw:end-shape="id6" draw:end-glue-point="0" svg:d="M15400 2700h501l3199 3599v501" svg:viewBox="0 0 3701 4101">
          <text:p/>
        </draw:connector>
        <draw:connector draw:style-name="gr5" draw:text-style-name="P8" draw:layer="layout" draw:type="line" svg:x1="13.7cm" svg:y1="3.4cm" svg:x2="15.3cm" svg:y2="8.8cm" draw:start-shape="id5" draw:start-glue-point="2" draw:end-shape="id4" draw:end-glue-point="0" svg:d="M13700 3400l1600 5400" svg:viewBox="0 0 1601 5401">
          <text:p/>
        </draw:connector>
        <draw:connector draw:style-name="gr5" draw:text-style-name="P8" draw:layer="layout" draw:type="line" svg:x1="10.5cm" svg:y1="10.2cm" svg:x2="20.6cm" svg:y2="12.8cm" draw:start-shape="id7" draw:start-glue-point="2" draw:end-shape="id2" draw:end-glue-point="3" svg:d="M10500 10200l10100 2600" svg:viewBox="0 0 10101 2601">
          <text:p/>
        </draw:connector>
        <draw:connector draw:style-name="gr5" draw:text-style-name="P8" draw:layer="layout" draw:type="line" svg:x1="10.5cm" svg:y1="8.8cm" svg:x2="17.4cm" svg:y2="7.5cm" draw:start-shape="id7" draw:start-glue-point="0" draw:end-shape="id6" draw:end-glue-point="3" svg:d="M10500 8800l6900-1300" svg:viewBox="0 0 6901 1301">
          <text:p/>
        </draw:connector>
        <draw:connector draw:style-name="gr5" draw:text-style-name="P8" draw:layer="layout" draw:type="line" svg:x1="13.7cm" svg:y1="3.4cm" svg:x2="20.6cm" svg:y2="12.8cm" draw:start-shape="id5" draw:start-glue-point="2" draw:end-shape="id2" draw:end-glue-point="3" svg:d="M13700 3400l6900 9400" svg:viewBox="0 0 6901 94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actions</text:span></text:p>
          </draw:text-box>
        </draw:frame>
        <draw:custom-shape draw:style-name="gr2" draw:text-style-name="P10" xml:id="id8" draw:id="id8" draw:layer="layout" svg:width="3.4cm" svg:height="1.4cm" svg:x="10.2cm" svg:y="9.4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9" draw:id="id9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1" draw:id="id11" draw:layer="layout" svg:width="3.4cm" svg:height="1.4cm" svg:x="3.2cm" svg:y="5.6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0" draw:id="id10" draw:layer="layout" svg:width="3.4cm" svg:height="1.4cm" svg:x="13cm" svg:y="3.4cm">
          <text:p text:style-name="P10"><text:span text:style-name="T3">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9cm" svg:y1="10.8cm" svg:x2="20.6cm" svg:y2="12.8cm" draw:start-shape="id8" draw:start-glue-point="2" draw:end-shape="id9" draw:end-glue-point="3" svg:d="M11900 10800l8700 2000" svg:viewBox="0 0 8701 2001">
          <text:p text:style-name="P7">update</text:p>
        </draw:connector>
        <draw:connector draw:style-name="gr6" draw:text-style-name="P6" draw:layer="layout" draw:type="line" svg:x1="11.9cm" svg:y1="9.4cm" svg:x2="14.7cm" svg:y2="4.8cm" draw:start-shape="id8" draw:start-glue-point="0" draw:end-shape="id10" draw:end-glue-point="2" svg:d="M11900 9400l2800-4600" svg:viewBox="0 0 2801 4601">
          <text:p text:style-name="P7">Take</text:p>
        </draw:connector>
        <draw:connector draw:style-name="gr6" draw:text-style-name="P6" draw:layer="layout" draw:type="line" svg:x1="10.2cm" svg:y1="10.1cm" svg:x2="6.6cm" svg:y2="6.3cm" draw:start-shape="id8" draw:start-glue-point="3" draw:end-shape="id11" svg:d="M10200 10100l-3600-3800" svg:viewBox="0 0 3601 3801">
          <text:p text:style-name="P7">Enroll</text:p>
          <text:p text:style-name="P7">Lock</text:p>
          <text:p text:style-name="P7">unlock</text:p>
        </draw:connector>
        <draw:frame presentation:style-name="pr5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ordinator actions</text:span></text:p>
          </draw:text-box>
        </draw:frame>
        <draw:custom-shape draw:style-name="gr2" draw:text-style-name="P6" xml:id="id14" draw:id="id14" draw:layer="layout" svg:width="3.4cm" svg:height="1.4cm" svg:x="2.2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17" draw:id="id17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3.4cm" svg:height="1.4cm" svg:x="3.8cm" svg:y="5.6cm">
          <text:p text:style-name="P6">cou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6" draw:id="id16" draw:layer="layout" svg:width="3.4cm" svg:height="1.4cm" svg:x="12.6cm" svg:y="3.4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3.4cm" svg:height="1.4cm" svg:x="11.6cm" svg:y="10.8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1.6cm" svg:y1="11.5cm" svg:x2="7.2cm" svg:y2="6.3cm" draw:start-shape="id12" draw:start-glue-point="3" draw:end-shape="id13" svg:d="M11600 11500l-4400-5200" svg:viewBox="0 0 4401 5201">
          <text:p text:style-name="P7">coordinate</text:p>
        </draw:connector>
        <draw:frame presentation:style-name="pr6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  <text:p text:style-name="P1"><text:span text:style-name="T1"/></text:p>
              </text:list-item>
            </text:list>
          </draw:text-box>
        </draw:frame>
        <draw:connector draw:style-name="gr6" draw:text-style-name="P6" draw:layer="layout" draw:type="line" svg:x1="11.6cm" svg:y1="11.5cm" svg:x2="5.6cm" svg:y2="12.3cm" draw:start-shape="id12" draw:start-glue-point="3" draw:end-shape="id14" draw:end-glue-point="1" svg:d="M11600 11500l-6000 800" svg:viewBox="0 0 6001 801">
          <text:p text:style-name="P7">list</text:p>
        </draw:connector>
        <draw:connector draw:style-name="gr7" draw:text-style-name="P12" draw:layer="layout" draw:type="line" svg:x1="15cm" svg:y1="11.5cm" svg:x2="19.1cm" svg:y2="8.2cm" draw:start-shape="id12" draw:start-glue-point="1" draw:end-shape="id15" draw:end-glue-point="2" svg:d="M15000 11500l4100-3300" svg:viewBox="0 0 4101 3301">
          <text:p text:style-name="P7">list</text:p>
        </draw:connector>
        <draw:connector draw:style-name="gr7" draw:text-style-name="P12" draw:layer="layout" draw:type="line" svg:x1="13.3cm" svg:y1="10.8cm" svg:x2="14.3cm" svg:y2="4.8cm" draw:start-shape="id12" draw:end-shape="id16" draw:end-glue-point="2" svg:d="M13300 10800l1000-6000" svg:viewBox="0 0 1001 6001">
          <text:p text:style-name="P7">Remove</text:p>
          <text:p text:style-name="P7">list</text:p>
        </draw:connector>
        <draw:connector draw:style-name="gr7" draw:text-style-name="P12" draw:layer="layout" draw:type="line" svg:x1="15cm" svg:y1="11.5cm" svg:x2="20.6cm" svg:y2="12.8cm" draw:start-shape="id12" draw:start-glue-point="1" draw:end-shape="id17" draw:end-glue-point="3" svg:d="M15000 11500l5600 1300" svg:viewBox="0 0 5601 13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ordinator actions</text:span></text:p>
          </draw:text-box>
        </draw:frame>
        <draw:custom-shape draw:style-name="gr2" draw:text-style-name="P10" xml:id="id20" draw:id="id20" draw:layer="layout" svg:width="3.4cm" svg:height="1.4cm" svg:x="2.4cm" svg:y="12.8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1" draw:id="id21" draw:layer="layout" svg:width="3.4cm" svg:height="1.4cm" svg:x="17.4cm" svg:y="6.8cm">
          <text:p text:style-name="P10"><text:span text:style-name="T3">grade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2" draw:id="id22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9" draw:id="id19" draw:layer="layout" svg:width="3.4cm" svg:height="1.4cm" svg:x="5.8cm" svg:y="6.8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8" draw:id="id18" draw:layer="layout" svg:width="3.4cm" svg:height="1.4cm" svg:x="12cm" svg:y="10.6cm">
          <text:p text:style-name="P10"><text:span text:style-name="T3">General</text:span></text:p>
          <text:p text:style-name="P10"><text:span text:style-name="T3">coordin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2cm" svg:y1="11.3cm" svg:x2="7.5cm" svg:y2="8.2cm" draw:start-shape="id18" draw:start-glue-point="3" draw:end-shape="id19" draw:end-glue-point="2" svg:d="M12000 11300l-4500-3100" svg:viewBox="0 0 4501 3101">
          <text:p text:style-name="P7">List</text:p>
          <text:p text:style-name="P7">cancel</text:p>
        </draw:connector>
        <draw:frame presentation:style-name="pr7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draw:connector draw:style-name="gr6" draw:text-style-name="P6" draw:layer="layout" draw:type="line" svg:x1="12cm" svg:y1="11.3cm" svg:x2="5.8cm" svg:y2="13.5cm" draw:start-shape="id18" draw:start-glue-point="3" draw:end-shape="id20" draw:end-glue-point="1" svg:d="M12000 11300l-6200 2200" svg:viewBox="0 0 6201 2201">
          <text:p text:style-name="P7">list</text:p>
        </draw:connector>
        <draw:connector draw:style-name="gr7" draw:text-style-name="P12" draw:layer="layout" draw:type="line" svg:x1="15.4cm" svg:y1="11.3cm" svg:x2="17.4cm" svg:y2="7.5cm" draw:start-shape="id18" draw:end-shape="id21" draw:end-glue-point="3" svg:d="M15400 11300l2000-3800" svg:viewBox="0 0 2001 3801">
          <text:p text:style-name="P7">list</text:p>
        </draw:connector>
        <draw:connector draw:style-name="gr7" draw:text-style-name="P12" draw:layer="layout" draw:type="line" svg:x1="15.4cm" svg:y1="11.3cm" svg:x2="20.6cm" svg:y2="12.8cm" draw:start-shape="id18" draw:end-shape="id22" draw:end-glue-point="3" svg:d="M15400 11300l5200 1500" svg:viewBox="0 0 5201 15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state machine</text:span></text:p>
          </draw:text-box>
        </draw:frame>
        <draw:custom-shape draw:style-name="gr2" draw:text-style-name="P6" xml:id="id23" draw:id="id23" draw:layer="layout" svg:width="3.4cm" svg:height="1.4cm" svg:x="3.2cm" svg:y="6cm">
          <text:p text:style-name="P6">active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4cm" svg:height="1.4cm" svg:x="11cm" svg:y="6cm">
          <text:p text:style-name="P6">cancell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6cm" svg:y1="6.7cm" svg:x2="11cm" svg:y2="6.7cm" draw:start-shape="id23" draw:end-shape="id24" draw:end-glue-point="3" svg:d="M6600 6700h4400" svg:viewBox="0 0 4401 1">
          <text:p/>
        </draw:connector>
        <draw:frame presentation:style-name="pr8" draw:text-style-name="P11" draw:layer="layout" svg:width="7.805cm" svg:height="5.017cm" svg:x="18.801cm" svg:y="2.4cm">
          <draw:text-box>
            <text:list text:style-name="L1">
              <text:list-item>
                <text:p text:style-name="P1"><text:span text:style-name="T1">Active – if the course is not cancelled and has 3 subjectis</text:span></text:p>
              </text:list-item>
              <text:list-item>
                <text:p text:style-name="P1"><text:span text:style-name="T1">Inactive – if the course has less then 3 subjects and is not cancelled</text:span></text:p>
              </text:list-item>
              <text:list-item>
                <text:p text:style-name="P1"><text:span text:style-name="T1">Cancelled – if the course does not accept enrollments</text:span></text:p>
              </text:list-item>
            </text:list>
          </draw:text-box>
        </draw:frame>
        <draw:custom-shape draw:style-name="gr2" draw:text-style-name="P6" xml:id="id25" draw:id="id25" draw:layer="layout" svg:width="3.4cm" svg:height="1.4cm" svg:x="3.2cm" svg:y="8.8cm">
          <text:p text:style-name="P6">inactive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4.9cm" svg:y1="7.4cm" svg:x2="4.9cm" svg:y2="8.8cm" draw:start-shape="id23" draw:start-glue-point="2" draw:end-shape="id25" draw:end-glue-point="0" svg:d="M4900 7400v1400" svg:viewBox="0 0 1 1401">
          <text:p/>
        </draw:connector>
        <draw:connector draw:style-name="gr9" draw:text-style-name="P13" draw:layer="layout" draw:type="line" svg:x1="6.6cm" svg:y1="9.5cm" svg:x2="12.7cm" svg:y2="7.4cm" draw:start-shape="id25" draw:start-glue-point="1" draw:end-shape="id24" draw:end-glue-point="2" svg:d="M6600 9500l6100-2100" svg:viewBox="0 0 6101 21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state machine</text:span></text:p>
          </draw:text-box>
        </draw:frame>
        <draw:custom-shape draw:style-name="gr2" draw:text-style-name="P6" xml:id="id30" draw:id="id30" draw:layer="layout" svg:width="3.4cm" svg:height="1.4cm" svg:x="13.4cm" svg:y="3cm">
          <text:p text:style-name="P6">approv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3.4cm" svg:height="1.4cm" svg:x="6.4cm" svg:y="4cm">
          <text:p text:style-name="P6">lock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4cm" svg:y1="4.7cm" svg:x2="4.8cm" svg:y2="4.7cm" draw:start-shape="id26" draw:start-glue-point="3" draw:end-shape="id27" svg:d="M6400 4700h-1600" svg:viewBox="0 0 1601 1">
          <text:p/>
        </draw:connector>
        <draw:frame presentation:style-name="pr9" draw:text-style-name="P11" draw:layer="layout" svg:width="7.805cm" svg:height="7.525cm" svg:x="18.801cm" svg:y="2.4cm">
          <draw:text-box>
            <text:list text:style-name="L1">
              <text:list-item>
                <text:p text:style-name="P1"><text:span text:style-name="T1">enrolled </text:span><text:span text:style-name="T1">– </text:span><text:span text:style-name="T1">student </text:span><text:span text:style-name="T1">has a </text:span><text:span text:style-name="T1">valid </text:span><text:span text:style-name="T1">number </text:span><text:span text:style-name="T1">id and </text:span><text:span text:style-name="T1">can take </text:span><text:span text:style-name="T1">subjects</text:span></text:p>
              </text:list-item>
              <text:list-item>
                <text:p text:style-name="P1"><text:span text:style-name="T1">Locked </text:span><text:span text:style-name="T1">– the </text:span><text:span text:style-name="T1">student </text:span><text:span text:style-name="T1">cannont </text:span><text:span text:style-name="T1">take </text:span><text:span text:style-name="T1">subjects</text:span></text:p>
              </text:list-item>
              <text:list-item>
                <text:p text:style-name="P1"><text:span text:style-name="T4">Unlocke</text:span><text:span text:style-name="T4">d – the </text:span><text:span text:style-name="T4">student </text:span><text:span text:style-name="T4">can take </text:span><text:span text:style-name="T4">subjects</text:span></text:p>
              </text:list-item>
              <text:list-item>
                <text:p text:style-name="P1"><text:span text:style-name="T1">Approve</text:span><text:span text:style-name="T1">d – the </text:span><text:span text:style-name="T1">student </text:span><text:span text:style-name="T1">finished </text:span><text:span text:style-name="T1">the </text:span><text:span text:style-name="T1">course </text:span><text:span text:style-name="T1">successf</text:span><text:span text:style-name="T1">ully</text:span></text:p>
              </text:list-item>
              <text:list-item>
                <text:p text:style-name="P1"><text:span text:style-name="T1">Failed – </text:span><text:span text:style-name="T1">the user </text:span><text:span text:style-name="T1">finished </text:span><text:span text:style-name="T1">the </text:span><text:span text:style-name="T1">course </text:span><text:span text:style-name="T1">unsucce</text:span><text:span text:style-name="T1">ssfully</text:span></text:p>
              </text:list-item>
            </text:list>
          </draw:text-box>
        </draw:frame>
        <draw:custom-shape draw:style-name="gr2" draw:text-style-name="P6" xml:id="id27" draw:id="id27" draw:layer="layout" svg:width="3.4cm" svg:height="1.4cm" svg:x="1.4cm" svg:y="4cm">
          <text:p text:style-name="P14">enroll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9" draw:id="id29" draw:layer="layout" svg:width="3.4cm" svg:height="1.4cm" svg:x="13.4cm" svg:y="6.6cm">
          <text:p text:style-name="P6">fai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9.2cm" svg:height="4.4cm" svg:x="1cm" svg:y="2.4cm">
          <text:p text:style-name="P14"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2cm" svg:y1="4.6cm" svg:x2="13.4cm" svg:y2="7.3cm" draw:start-shape="id28" draw:start-glue-point="1" draw:end-shape="id29" draw:end-glue-point="3" svg:d="M10200 4600l3200 2700" svg:viewBox="0 0 3201 2701">
          <text:p/>
        </draw:connector>
        <draw:connector draw:style-name="gr11" draw:text-style-name="P13" draw:layer="layout" draw:type="line" svg:x1="10.2cm" svg:y1="4.6cm" svg:x2="13.4cm" svg:y2="3.7cm" draw:start-shape="id28" draw:start-glue-point="1" draw:end-shape="id30" draw:end-glue-point="3" svg:d="M10200 4600l3200-900" svg:viewBox="0 0 3201 9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ubject state machine</text:span></text:p>
          </draw:text-box>
        </draw:frame>
        <draw:custom-shape draw:style-name="gr2" draw:text-style-name="P6" xml:id="id32" draw:id="id32" draw:layer="layout" svg:width="3.4cm" svg:height="1.4cm" svg:x="6.4cm" svg:y="4cm">
          <text:p text:style-name="P6">removed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Active – student can take the subject</text:span></text:p>
              </text:list-item>
              <text:list-item>
                <text:p text:style-name="P1"><text:span text:style-name="T1">removed – the student can not take the subject</text:span></text:p>
              </text:list-item>
            </text:list>
          </draw:text-box>
        </draw:frame>
        <draw:custom-shape draw:style-name="gr2" draw:text-style-name="P6" xml:id="id31" draw:id="id31" draw:layer="layout" svg:width="3.4cm" svg:height="1.4cm" svg:x="1.4cm" svg:y="4cm">
          <text:p text:style-name="P6">activ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1" draw:start-glue-point="1" draw:end-shape="id32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emester state machine</text:span></text:p>
          </draw:text-box>
        </draw:frame>
        <draw:custom-shape draw:style-name="gr2" draw:text-style-name="P10" xml:id="id34" draw:id="id34" draw:layer="layout" svg:width="3.4cm" svg:height="1.4cm" svg:x="6.4cm" svg:y="4cm">
          <text:p text:style-name="P10"><text:span text:style-name="T3">clos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open – the current semester</text:span></text:p>
              </text:list-item>
              <text:list-item>
                <text:p text:style-name="P1"><text:span text:style-name="T1">closed – old semesters</text:span></text:p>
              </text:list-item>
            </text:list>
          </draw:text-box>
        </draw:frame>
        <draw:custom-shape draw:style-name="gr2" draw:text-style-name="P10" xml:id="id33" draw:id="id33" draw:layer="layout" svg:width="3.4cm" svg:height="1.4cm" svg:x="1.4cm" svg:y="4cm">
          <text:p text:style-name="P10"><text:span text:style-name="T3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3" draw:start-glue-point="1" draw:end-shape="id34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– University (domains)</text:span></text:p>
          </draw:text-box>
        </draw:frame>
        <draw:custom-shape draw:style-name="gr2" draw:text-style-name="P10" xml:id="id39" draw:id="id39" draw:layer="layout" svg:width="3.4cm" svg:height="1.4cm" svg:x="7cm" svg:y="13.2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4cm" svg:height="1.4cm" svg:x="20.6cm" svg:y="7.4cm">
          <text:p text:style-name="P10"><text:span text:style-name="T3">Grade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5" draw:id="id35" draw:layer="layout" svg:width="3.4cm" svg:height="1.4cm" svg:x="3.2cm" svg:y="6.6cm">
          <text:p text:style-name="P10"><text:span text:style-name="T5">Course</text:span></text:p>
          <text:p text:style-name="P10"><text:span text:style-name="T5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4cm" svg:height="1.4cm" svg:x="14.4cm" svg:y="9.2cm">
          <text:p text:style-name="P10"><text:span text:style-name="T3">Subject</text:span></text:p>
          <text:p text:style-name="P10"><text:span text:style-name="T3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7" draw:id="id37" draw:layer="layout" svg:width="3.4cm" svg:height="1.4cm" svg:x="12cm" svg:y="2cm">
          <text:p text:style-name="P10"><text:span text:style-name="T5">Coordinator</text:span></text:p>
          <text:p text:style-name="P10"><text:span text:style-name="T5">Hand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7" draw:layer="layout" draw:type="line" svg:x1="6.6cm" svg:y1="7.3cm" svg:x2="16.1cm" svg:y2="9.2cm" draw:start-shape="id35" draw:start-glue-point="1" draw:end-shape="id36" draw:end-glue-point="0" svg:d="M6600 7300l9500 1900" svg:viewBox="0 0 9501 1901">
          <text:p/>
        </draw:connector>
        <draw:connector draw:style-name="gr4" draw:text-style-name="P7" draw:layer="layout" svg:x1="12cm" svg:y1="2.7cm" svg:x2="4.9cm" svg:y2="6.6cm" draw:start-shape="id37" draw:start-glue-point="3" draw:end-shape="id35" draw:end-glue-point="0" svg:d="M12000 2700h-7100v3900" svg:viewBox="0 0 7101 3901">
          <text:p/>
        </draw:connector>
        <draw:connector draw:style-name="gr4" draw:text-style-name="P7" draw:layer="layout" draw:type="line" svg:x1="17.8cm" svg:y1="9.9cm" svg:x2="20.6cm" svg:y2="8.1cm" draw:start-shape="id36" draw:start-glue-point="1" draw:end-shape="id38" draw:end-glue-point="3" svg:d="M17800 9900l2800-1800" svg:viewBox="0 0 2801 1801">
          <text:p/>
        </draw:connector>
        <draw:connector draw:style-name="gr4" draw:text-style-name="P7" draw:layer="layout" draw:type="line" svg:x1="10.4cm" svg:y1="13.9cm" svg:x2="16.1cm" svg:y2="10.6cm" draw:start-shape="id39" draw:start-glue-point="1" draw:end-shape="id36" draw:end-glue-point="2" svg:d="M10400 13900l5700-3300" svg:viewBox="0 0 5701 3301">
          <text:p/>
        </draw:connector>
        <draw:connector draw:style-name="gr4" draw:text-style-name="P7" draw:layer="layout" draw:type="line" svg:x1="7cm" svg:y1="13.9cm" svg:x2="4.9cm" svg:y2="8cm" draw:start-shape="id39" draw:start-glue-point="3" draw:end-shape="id35" draw:end-glue-point="2" svg:d="M7000 13900l-2100-5900" svg:viewBox="0 0 2101 5901">
          <text:p/>
        </draw:connector>
        <draw:connector draw:style-name="gr4" draw:text-style-name="P7" draw:layer="layout" draw:type="line" svg:x1="13.7cm" svg:y1="3.4cm" svg:x2="10.4cm" svg:y2="13.9cm" draw:start-shape="id37" draw:start-glue-point="2" draw:end-shape="id39" draw:end-glue-point="1" svg:d="M13700 3400l-3300 10500" svg:viewBox="0 0 3301 10501">
          <text:p/>
        </draw:connector>
        <draw:connector draw:style-name="gr5" draw:text-style-name="P8" draw:layer="layout" draw:type="line" svg:x1="15.4cm" svg:y1="2.7cm" svg:x2="22.3cm" svg:y2="7.4cm" draw:start-shape="id37" draw:start-glue-point="1" draw:end-shape="id38" draw:end-glue-point="0" svg:d="M15400 2700l6900 4700" svg:viewBox="0 0 6901 4701">
          <text:p/>
        </draw:connector>
        <draw:connector draw:style-name="gr5" draw:text-style-name="P8" draw:layer="layout" draw:type="line" svg:x1="13.7cm" svg:y1="3.4cm" svg:x2="16.1cm" svg:y2="9.2cm" draw:start-shape="id37" draw:start-glue-point="2" draw:end-shape="id36" draw:end-glue-point="0" svg:d="M13700 3400l2400 5800" svg:viewBox="0 0 2401 5801">
          <text:p/>
        </draw:connector>
        <draw:custom-shape draw:style-name="gr2" draw:text-style-name="P10" xml:id="id41" draw:id="id41" draw:layer="layout" svg:width="3.4cm" svg:height="1.4cm" svg:x="13.8cm" svg:y="13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7.8cm" svg:y1="4.9cm" svg:x2="6.6cm" svg:y2="7.3cm" draw:start-shape="id40" draw:start-glue-point="3" draw:end-shape="id35" svg:d="M7800 4900l-1200 2400" svg:viewBox="0 0 1201 2401">
          <text:p/>
        </draw:connector>
        <draw:connector draw:style-name="gr12" draw:text-style-name="P13" draw:layer="layout" draw:type="line" svg:x1="11.2cm" svg:y1="4.9cm" svg:x2="16.1cm" svg:y2="9.2cm" draw:start-shape="id40" draw:start-glue-point="1" draw:end-shape="id36" draw:end-glue-point="0" svg:d="M11200 4900l4900 4300" svg:viewBox="0 0 4901 4301">
          <text:p/>
        </draw:connector>
        <draw:connector draw:style-name="gr12" draw:text-style-name="P13" draw:layer="layout" draw:type="line" svg:x1="11.2cm" svg:y1="4.9cm" svg:x2="20.6cm" svg:y2="8.1cm" draw:start-shape="id40" draw:start-glue-point="1" draw:end-shape="id38" svg:d="M11200 4900l9400 3200" svg:viewBox="0 0 9401 3201">
          <text:p/>
        </draw:connector>
        <draw:connector draw:style-name="gr12" draw:text-style-name="P13" draw:layer="layout" draw:type="line" svg:x1="13.8cm" svg:y1="13.7cm" svg:x2="10.4cm" svg:y2="13.9cm" draw:start-shape="id41" draw:start-glue-point="3" draw:end-shape="id39" svg:d="M13800 13700l-3400 200" svg:viewBox="0 0 3401 201">
          <text:p/>
        </draw:connector>
        <draw:connector draw:style-name="gr12" draw:text-style-name="P13" draw:layer="layout" draw:type="line" svg:x1="17.2cm" svg:y1="13.7cm" svg:x2="22.3cm" svg:y2="8.8cm" draw:start-shape="id41" draw:start-glue-point="1" draw:end-shape="id38" draw:end-glue-point="2" svg:d="M17200 13700l5100-4900" svg:viewBox="0 0 5101 4901">
          <text:p/>
        </draw:connector>
        <draw:connector draw:style-name="gr12" draw:text-style-name="P13" draw:layer="layout" draw:type="line" svg:x1="16.1cm" svg:y1="10.6cm" svg:x2="15.5cm" svg:y2="13cm" draw:start-shape="id36" draw:start-glue-point="2" draw:end-shape="id41" draw:end-glue-point="0" svg:d="M16100 10600l-600 2400" svg:viewBox="0 0 601 2401">
          <text:p/>
        </draw:connector>
        <draw:custom-shape draw:style-name="gr13" draw:text-style-name="P10" xml:id="id42" draw:id="id42" draw:layer="layout" svg:width="3.4cm" svg:height="2.4cm" svg:x="20.4cm" svg:y="12.4cm">
          <text:p text:style-name="P10"><text:span text:style-name="T3">CPF</text:span></text:p>
          <text:p text:style-name="P10"><text:span text:style-name="T3">Validator</text:span></text:p>
          <text:p text:style-name="P10"><text:span text:style-name="T3">(external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7.2cm" svg:y1="13.7cm" svg:x2="20.4cm" svg:y2="13.6cm" draw:start-shape="id41" draw:end-shape="id42" svg:d="M17200 13700l3200-100" svg:viewBox="0 0 3201 101">
          <text:p/>
        </draw:connector>
        <draw:connector draw:style-name="gr12" draw:text-style-name="P13" draw:layer="layout" draw:type="line" svg:x1="9.5cm" svg:y1="5.6cm" svg:x2="8.7cm" svg:y2="13.2cm" draw:start-shape="id40" draw:start-glue-point="2" draw:end-shape="id39" draw:end-glue-point="0" svg:d="M9500 5600l-800 7600" svg:viewBox="0 0 801 7601">
          <text:p/>
        </draw:connector>
        <draw:custom-shape draw:style-name="gr14" draw:text-style-name="P15" draw:layer="layout" svg:width="1.8cm" svg:height="1.5cm" svg:x="1.6cm" svg:y="2.5cm">
          <text:p text:style-name="P15"><text:span text:style-name="T6">SQLite</text:span></text:p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6" draw:layer="layout" svg:width="1.099cm" svg:height="0.999cm" svg:x="0.301cm" svg:y="10.201cm">
          <text:p/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2" draw:text-style-name="P11" draw:layer="layout" svg:width="3.6cm" svg:height="5.8cm" svg:x="1.6cm" svg:y="9.6cm">
          <draw:text-box>
            <text:p text:style-name="P1"><text:span text:style-name="T7">Legend</text:span></text:p>
            <text:p text:style-name="P1"><text:span text:style-name="T7"/></text:p>
            <text:p text:style-name="P1"><text:span text:style-name="T7">Database</text:span></text:p>
            <text:p text:style-name="P1"><text:span text:style-name="T7"/></text:p>
            <text:p text:style-name="P1"><text:span text:style-name="T7"/></text:p>
            <text:p text:style-name="P1"><text:span text:style-name="T7">Python module</text:span></text:p>
            <text:p text:style-name="P1"><text:span text:style-name="T7"/></text:p>
            <text:p text:style-name="P1"><text:span text:style-name="T7">interactions</text:span></text:p>
            <text:p text:style-name="P1"><text:span text:style-name="T7"/></text:p>
            <text:p text:style-name="P1"><text:span text:style-name="T7">External service</text:span></text:p>
          </draw:text-box>
        </draw:frame>
        <draw:custom-shape draw:style-name="gr16" draw:text-style-name="P10" draw:layer="layout" svg:width="1cm" svg:height="0.7cm" svg:x="0.3cm" svg:y="11.5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0.4cm" svg:y1="12.8cm" svg:x2="1.4cm" svg:y2="12.8cm">
          <text:p/>
        </draw:line>
        <draw:custom-shape draw:style-name="gr17" draw:text-style-name="P10" draw:layer="layout" svg:width="1cm" svg:height="0.7cm" svg:x="0.3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0" draw:id="id40" draw:layer="layout" svg:width="3.4cm" svg:height="1.4cm" svg:x="7.8cm" svg:y="4.2cm">
          <text:p text:style-name="P15"><text:span text:style-name="T5">Semester</text:span></text:p>
          <text:p text:style-name="P15"><text:span text:style-name="T5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3" draw:text-style-name="P11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Student Handler – responsible to manage the creation of students and validate their data; allow the update of grades per subject</text:span></text:p>
              </text:list-item>
              <text:list-item>
                <text:p text:style-name="P1"><text:span text:style-name="T1">Subject handler – responsible to validate the student enrollment to a subject, manage the creation of new subjecs, check subject avilability and the change of its states</text:span></text:p>
              </text:list-item>
              <text:list-item>
                <text:p text:style-name="P1"><text:span text:style-name="T1">Course handler – responsible to validate the relations with subjects</text:span></text:p>
              </text:list-item>
              <text:list-item>
                <text:p text:style-name="P1"><text:span text:style-name="T1">Semester monitor – responsible to check the closure of the semester, student subject completness, allow the cancelation of courses and remotion of subjects</text:span></text:p>
              </text:list-item>
              <text:list-item>
                <text:p text:style-name="P1"><text:span text:style-name="T1">Grade calculator – responsible to calculate the student GPA based on his/her historical grades</text:span></text:p>
              </text:list-item>
              <text:list-item>
                <text:p text:style-name="P1"><text:span text:style-name="T1">Coordinator handler – responsible to manage the selection of coordinators</text:span></text:p>
              </text:list-item>
              <text:list-item>
                <text:p text:style-name="P1"><text:span text:style-name="T1">Enrollment validator – responsible to validate the student identifier to allow just valid students to perform actions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Domain detai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y 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tudent</text:span></text:p>
            <text:p><text:span text:style-name="T5">- state: state machine</text:span></text:p>
            <text:p><text:span text:style-name="T5">- subjects: disciplines the student toke and their grades</text:span></text:p>
            <text:p><text:span text:style-name="T5">- GPA: calculation based on grades</text:span></text:p>
            <text:p><text:span text:style-name="T5">- name</text:span></text:p>
            <text:p><text:span text:style-name="T5">- CPF: Brasilian Social Number</text:span></text:p>
            <text:p><text:span text:style-name="T5">- course: the set of disciplines (can not change)</text:span></text:p>
            <text:p><text:span text:style-name="T5">- identifier: unique number identifier used to valida the student stat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ubject</text:span></text:p>
            <text:p><text:span text:style-name="T5">- name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course: the course the subject bellongs</text:span></text:p>
            <text:p><text:span text:style-name="T5">- identifier: unique number identif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Course</text:span></text:p>
            <text:p><text:span text:style-name="T5">- name</text:span></text:p>
            <text:p><text:span text:style-name="T5">- identifer: the unique number identifer 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subjects: list of subjects the course has (identifi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emester</text:span></text:p>
            <text:p><text:span text:style-name="T5">- state: machine state</text:span></text:p>
            <text:p><text:span text:style-name="T5">- identifier: the unique code identifer following the pattern YYYY-S, where YYYY is the four numbers of he year and S is the number (1 or 2) of the semester in that year. E.g.: 2024-1 is the fisrt semester of the year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Use cases</text:span></text:p>
          </draw:text-box>
        </draw:frame>
        <draw:frame draw:style-name="gr19" draw:text-style-name="P17" draw:layer="layout" svg:width="19.2cm" svg:height="9.744cm" svg:x="1.6cm" svg:y="2.056cm">
          <draw:text-box>
            <text:p><text:span text:style-name="T5">Requirements</text:span></text:p>
            <text:p><text:span text:style-name="T8"/></text:p>
            <text:p><text:span text:style-name="T5">1 it is considered that the eronllment to a course is active</text:span></text:p>
            <text:p><text:span text:style-name="T5">2 inactive students are not allowed to perform actions</text:span></text:p>
            <text:p><text:span text:style-name="T5">3 courses are active, unless stated otherwise</text:span></text:p>
            <text:p text:style-name="P18"><text:span text:style-name="T9">4 subjects are all active, </text:span><text:span text:style-name="T5">unless stated otherwise</text:span></text:p>
            <text:p text:style-name="P18"><text:span text:style-name="T5">5 there are enough subjects per course, unless stated otherwise</text:span></text:p>
            <text:p text:style-name="P18"><text:span text:style-name="T5">6 the university has the minimum number of courses and su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frame draw:style-name="gr20" draw:text-style-name="P19" draw:layer="layout" svg:width="4.4cm" svg:height="4.745cm" svg:x="1.6cm" svg:y="2.055cm">
          <draw:text-box>
            <text:p><text:span text:style-name="T8">Student (person) requests enrollements</text:span></text:p>
            <text:p/>
            <text:p text:style-name="P1"><text:span text:style-name="T8">Student</text:span></text:p>
            <text:p text:style-name="P1"><text:span text:style-name="T8">- name</text:span></text:p>
            <text:p text:style-name="P1"><text:span text:style-name="T8">- cpf</text:span></text:p>
            <text:p text:style-name="P1"><text:span text:style-name="T3"/></text:p>
          </draw:text-box>
        </draw:frame>
        <draw:frame draw:style-name="gr21" draw:text-style-name="P19" draw:layer="layout" svg:width="6.2cm" svg:height="11.264cm" svg:x="7.2cm" svg:y="2.2cm">
          <draw:text-box>
            <text:p text:style-name="P1"><text:span text:style-name="T6">System enroll student and set the course accordingly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nui (don’t change)</text:span></text:p>
            <text:p text:style-name="P1"><text:span text:style-name="T6">- state (enrolled)</text:span></text:p>
            <text:p text:style-name="P1"><text:span text:style-name="T6">- course (don’t change)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10">Alternative</text:span><text:span text:style-name="T6">: System validates enrollment, </text:span><text:span text:style-name="T10">don’t</text:span><text:span text:style-name="T6"> enroll </text:span></text:p>
            <text:p text:style-name="P1"><text:span text:style-name="T6"/></text:p>
            <text:p text:style-name="P1"><text:span text:style-name="T6">Not a valid student</text:span></text:p>
            <text:p text:style-name="P1"><text:span text:style-name="T6"/></text:p>
            <text:p text:style-name="P1"><text:span text:style-name="T11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custom-shape draw:style-name="gr22" draw:text-style-name="P6" draw:layer="layout" svg:width="3.4cm" svg:height="2cm" svg:x="8.3cm" svg:y="2.4cm">
          <text:p text:style-name="P6">Enrollment</text:p>
          <text:p text:style-name="P6">validato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6" draw:layer="layout" svg:width="3.4cm" svg:height="2cm" svg:x="14.3cm" svg:y="2.4cm">
          <text:p text:style-name="P6">Student</text:p>
          <text:p text:style-name="P6">handle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0" draw:layer="layout" svg:x1="10.1cm" svg:y1="5.8cm" svg:x2="16.1cm" svg:y2="5.8cm">
          <text:p text:style-name="P7">Request</text:p>
          <text:p text:style-name="P7">enrollment</text:p>
        </draw:line>
        <draw:custom-shape draw:style-name="gr22" draw:text-style-name="P6" draw:layer="layout" svg:width="3.4cm" svg:height="2cm" svg:x="2.3cm" svg:y="2.4cm">
          <text:p text:style-name="P6">User</text:p>
          <text:p text:style-name="P6">interfac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0" draw:layer="layout" svg:x1="4.1cm" svg:y1="5.3cm" svg:x2="10.1cm" svg:y2="5.3cm">
          <text:p text:style-name="P7">Request</text:p>
          <text:p text:style-name="P7">enrollment</text:p>
        </draw:line>
        <draw:line draw:style-name="gr24" draw:text-style-name="P20" draw:layer="layout" svg:x1="4.1cm" svg:y1="10.1cm" svg:x2="16.1cm" svg:y2="10.005cm">
          <text:p text:style-name="P7">Student</text:p>
          <text:p text:style-name="P7">Identifier, course, state</text:p>
        </draw:line>
        <draw:custom-shape draw:style-name="gr22" draw:text-style-name="P6" draw:layer="layout" svg:width="3.4cm" svg:height="2cm" svg:x="20.6cm" svg:y="2.4cm">
          <text:p text:style-name="P6">Course</text:p>
          <text:p text:style-name="P6">handl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0" draw:layer="layout" svg:x1="16.1cm" svg:y1="6.9cm" svg:x2="22.4cm" svg:y2="6.9cm">
          <text:p text:style-name="P7">Check course</text:p>
          <text:p text:style-name="P7">state</text:p>
        </draw:line>
        <draw:custom-shape draw:style-name="gr22" draw:text-style-name="P6" draw:layer="layout" svg:width="3.4cm" svg:height="2cm" svg:x="24.4cm" svg:y="2.4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2cm" svg:y1="4.4cm" svg:x2="26.2cm" svg:y2="14.8cm">
          <text:p/>
        </draw:line>
        <draw:line draw:style-name="gr23" draw:text-style-name="P20" draw:layer="layout" svg:x1="22.4cm" svg:y1="8.194cm" svg:x2="26.2cm" svg:y2="8.194cm">
          <text:p text:style-name="P7">Save data</text:p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take subjects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Person requests subjects A, B, C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3"/></text:p>
          </draw:text-box>
        </draw:frame>
        <draw:frame draw:style-name="gr26" draw:text-style-name="P19" draw:layer="layout" svg:width="6.2cm" svg:height="7.778cm" svg:x="8.2cm" svg:y="2.239cm">
          <draw:text-box>
            <text:p text:style-name="P1"><text:span text:style-name="T6">System set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A, B, C]</text:span></text:p>
            <text:p text:style-name="P1"><text:span text:style-name="T6"/></text:p>
            <text:p text:style-name="P1"><text:span text:style-name="T10">Alternatives</text:span><text:span text:style-name="T6">:</text:span></text:p>
            <text:p text:style-name="P1"><text:span text:style-name="T12">1 Student invalid &gt; don’t set subjects</text:span></text:p>
            <text:p text:style-name="P1"><text:span text:style-name="T12">2 subjects passed once &gt; don’t set subjects</text:span></text:p>
            <text:p text:style-name="P1"><text:span text:style-name="T6">3 subject full &gt; don’t set subjec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take subject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6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4cm" svg:y1="4.4cm" svg:x2="14.4cm" svg:y2="14.8cm">
          <text:p/>
        </draw:line>
        <draw:line draw:style-name="gr23" draw:text-style-name="P21" draw:layer="layout" svg:x1="10.1cm" svg:y1="5.8cm" svg:x2="14.4cm" svg:y2="5.8cm">
          <text:p text:style-name="P7"><text:span text:style-name="T3">Reques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quest</text:span></text:p>
          <text:p text:style-name="P7"><text:span text:style-name="T3">subject</text:span></text:p>
        </draw:line>
        <draw:line draw:style-name="gr24" draw:text-style-name="P21" draw:layer="layout" svg:x1="4.1cm" svg:y1="13.5cm" svg:x2="14.4cm" svg:y2="13.5cm">
          <text:p text:style-name="P7"><text:span text:style-name="T3">Studen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0.6cm" svg:y="2.4cm">
          <text:p text:style-name="P10"><text:span text:style-name="T3">Subjec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6cm" svg:x2="26.3cm" svg:y2="11.6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4.4cm" svg:y1="9.2cm" svg:x2="22.4cm" svg:y2="9.2cm">
          <text:p text:style-name="P7"><text:span text:style-name="T3">Check availability</text:span></text:p>
        </draw:line>
        <draw:custom-shape draw:style-name="gr22" draw:text-style-name="P10" draw:layer="layout" svg:width="3.4cm" svg:height="2cm" svg:x="16.6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8.4cm" svg:y1="4.4cm" svg:x2="18.4cm" svg:y2="14.8cm">
          <text:p/>
        </draw:line>
        <draw:line draw:style-name="gr23" draw:text-style-name="P21" draw:layer="layout" svg:x1="14.4cm" svg:y1="7.357cm" svg:x2="18.4cm" svg:y2="7.357cm">
          <text:p text:style-name="P7"><text:span text:style-name="T3">Check subject</text:span></text:p>
          <text:p text:style-name="P7"><text:span text:style-name="T3">compatibility</text:span></text:p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semester ends (event)</text:span></text:p>
          </draw:text-box>
        </draw:frame>
        <draw:frame draw:style-name="gr27" draw:text-style-name="P19" draw:layer="layout" svg:width="6.2cm" svg:height="11.04cm" svg:x="1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>GPA = 0</text:span></text:p>
            <text:p text:style-name="P1"><text:span text:style-name="T6"/></text:p>
          </draw:text-box>
        </draw:frame>
        <draw:frame draw:style-name="gr28" draw:text-style-name="P19" draw:layer="layout" svg:width="6.2cm" svg:height="11.108cm" svg:x="9.4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</text:span></text:p>
            <text:p text:style-name="P1"><text:span text:style-name="T6">A, passed, grade &gt;=7</text:span></text:p>
            <text:p text:style-name="P1"><text:span text:style-name="T6">B, passed, grade &gt;=7</text:span></text:p>
            <text:p text:style-name="P1"><text:span text:style-name="T6">C, passed, grade &gt;=7</text:span></text:p>
            <text:p text:style-name="P1"><text:span text:style-name="T6">]</text:span></text:p>
            <text:p text:style-name="P1"><text:span text:style-name="T6">GPA &gt;= 7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fail subject(s) &gt; subject state = falied</text:span></text:p>
            <text:p text:style-name="P1"><text:span text:style-name="T6">2 student passed the last subject &gt; student stated approve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semester ends (event)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8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6cm" svg:y1="4.4cm" svg:x2="14.6cm" svg:y2="14.8cm">
          <text:p/>
        </draw:line>
        <draw:line draw:style-name="gr23" draw:text-style-name="P21" draw:layer="layout" svg:x1="10.1cm" svg:y1="5.8cm" svg:x2="14.6cm" svg:y2="5.8cm">
          <text:p text:style-name="P7"><text:span text:style-name="T3">Set subject</text:span></text:p>
          <text:p text:style-name="P7"><text:span text:style-name="T3">status</text:span></text:p>
        </draw:line>
        <draw:custom-shape draw:style-name="gr22" draw:text-style-name="P10" draw:layer="layout" svg:width="3.4cm" svg:height="2cm" svg:x="2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Set subject</text:span></text:p>
          <text:p text:style-name="P7"><text:span text:style-name="T3">status</text:span></text:p>
        </draw:line>
        <draw:line draw:style-name="gr24" draw:text-style-name="P21" draw:layer="layout" svg:x1="4.1cm" svg:y1="13.7cm" svg:x2="14.6cm" svg:y2="13.605cm">
          <text:p text:style-name="P7"><text:span text:style-name="T3">Student</text:span></text:p>
          <text:p text:style-name="P7"><text:span text:style-name="T3">Subject, status, 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1cm" svg:x2="26.3cm" svg:y2="11.1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4.1cm" svg:y1="7.194cm" svg:x2="22.4cm" svg:y2="7.2cm">
          <text:p text:style-name="P7"><text:span text:style-name="T3">calculates GPA</text:span></text:p>
        </draw:line>
        <draw:line draw:style-name="gr24" draw:text-style-name="P21" draw:layer="layout" svg:x1="14.6cm" svg:y1="9.8cm" svg:x2="22.4cm" svg:y2="9.8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locks course</text:span></text:p>
          </draw:text-box>
        </draw:frame>
        <draw:frame draw:style-name="gr29" draw:text-style-name="P22" draw:layer="layout" svg:width="6.2cm" svg:height="7.361cm" svg:x="1cm" svg:y="2.2cm">
          <draw:text-box>
            <text:p text:style-name="P1"><text:span text:style-name="T6">Student (person) requests to l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unlocked</text:span></text:p>
          </draw:text-box>
        </draw:frame>
        <draw:frame draw:style-name="gr30" draw:text-style-name="P22" draw:layer="layout" svg:width="6.2cm" svg:height="7.361cm" svg:x="10.4cm" svg:y="2.16cm">
          <draw:text-box>
            <text:p text:style-name="P1"><text:span text:style-name="T6">System 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locked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already 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nlocks the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Student (person) requests to lun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locked</text:span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un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unlocked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already un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frame draw:style-name="gr31" draw:text-style-name="P19" draw:layer="layout" svg:width="6.2cm" svg:height="8.125cm" svg:x="1cm" svg:y="2.2cm">
          <draw:text-box>
            <text:p text:style-name="P1"><text:span text:style-name="T6">Student (person) requests to update the grade of token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ubjects [ ]</text:span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alculetes the sutedn GPA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Subjects [</text:span></text:p>
            <text:p text:style-name="P1"><text:span text:style-name="T6">A, grade &gt;=7,</text:span></text:p>
            <text:p text:style-name="P1"><text:span text:style-name="T6">B, grade &gt;=7,</text:span></text:p>
            <text:p text:style-name="P1"><text:span text:style-name="T6">C grade &gt;=7</text:span></text:p>
            <text:p text:style-name="P1"><text:span text:style-name="T6">]</text:span></text:p>
            <text:p text:style-name="P1"><text:span text:style-name="T6">- GPA &gt;= 7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13">1 Grade(s) smaller than 7</text:span></text:p>
            <text:p text:style-name="P1"><text:span text:style-name="T6">Hence GPA &lt;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Update grades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Update grades</text:span></text:p>
        </draw:line>
        <draw:line draw:style-name="gr24" draw:text-style-name="P21" draw:layer="layout" svg:x1="4.1cm" svg:y1="12.3cm" svg:x2="16.1cm" svg:y2="12.205cm">
          <text:p text:style-name="P7"><text:span text:style-name="T3">Student</text:span></text:p>
          <text:p text:style-name="P7"><text:span text:style-name="T3">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9.7cm" svg:x2="26.3cm" svg:y2="9.7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6.1cm" svg:y1="6.394cm" svg:x2="22.4cm" svg:y2="6.4cm">
          <text:p text:style-name="P7"><text:span text:style-name="T3">calculates GPA</text:span></text:p>
        </draw:line>
        <draw:line draw:style-name="gr24" draw:text-style-name="P21" draw:layer="layout" svg:x1="16.1cm" svg:y1="8.394cm" svg:x2="22.4cm" svg:y2="8.3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Genral cordinator (person) requests to cancel a course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active</text:span></text:p>
            <text:p text:style-name="P1"><text:span text:style-name="T6"/></text:p>
            <text:p text:style-name="P1"><text:span text:style-name="T6"/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changes the course state to cancelled. Student grades not impacted. Other courses not impacted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cancelled</text:span></text:p>
            <text:p text:style-name="P1"><text:span text:style-name="T6"/></text:p>
            <text:p text:style-name="P1"><text:span text:style-name="T6">Alternatives:</text:span></text:p>
            <text:p text:style-name="P1"><text:span text:style-name="T6">1 course already cancelled &gt; just repor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Cancel course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frame draw:style-name="gr33" draw:text-style-name="P19" draw:layer="layout" svg:width="6.2cm" svg:height="7.414cm" svg:x="1cm" svg:y="2.2cm">
          <draw:text-box>
            <text:p text:style-name="P1"><text:span text:style-name="T6">Course cordinator (person) requests to remove a subject from the system at the end of the semeter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active</text:span></text:p>
            <text:p text:style-name="P1"><text:span text:style-name="T6"/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hanges the subject state to “removed”. Student grades not impacted. Other courses not impacted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removed</text:span></text:p>
            <text:p text:style-name="P1"><text:span text:style-name="T6"/></text:p>
            <text:p text:style-name="P1"><text:span text:style-name="T10">Alternatives</text:span><text:span text:style-name="T6">:</text:span></text:p>
            <text:p text:style-name="P1"><text:span text:style-name="T14">1 Remove before the end of the semester </text:span><text:span text:style-name="T6">&gt; system blocks the re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Subjec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move subject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17:15:06.677878548</meta:creation-date>
    <dc:date>2024-04-10T16:43:33.001454563</dc:date>
    <meta:editing-duration>PT10H47M38S</meta:editing-duration>
    <meta:editing-cycles>103</meta:editing-cycles>
    <meta:generator>LibreOffice/6.4.7.2$Linux_X86_64 LibreOffice_project/40$Build-2</meta:generator>
    <meta:document-statistic meta:object-count="340"/>
  </office:meta>
</office:document-meta>
</file>